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rt_site</text:p>
          </table:table-cell>
        </table:table-row>
        <table:table-row table:style-name="ro1">
          <table:table-cell office:value-type="string" calcext:value-type="string">
            <text:p>fdoH</text:p>
          </table:table-cell>
          <table:table-cell office:value-type="float" office:value="4085867" calcext:value-type="float">
            <text:p>4085867</text:p>
          </table:table-cell>
        </table:table-row>
        <table:table-row table:style-name="ro1">
          <table:table-cell office:value-type="string" calcext:value-type="string">
            <text:p>sdaB</text:p>
          </table:table-cell>
          <table:table-cell office:value-type="float" office:value="2928035" calcext:value-type="float">
            <text:p>2928035</text:p>
          </table:table-cell>
        </table:table-row>
        <table:table-row table:style-name="ro1">
          <table:table-cell office:value-type="string" calcext:value-type="string">
            <text:p>thiM</text:p>
          </table:table-cell>
          <table:table-cell office:value-type="float" office:value="2185451" calcext:value-type="float">
            <text:p>2185451</text:p>
          </table:table-cell>
        </table:table-row>
        <table:table-row table:style-name="ro1">
          <table:table-cell office:value-type="string" calcext:value-type="string">
            <text:p>yedJ</text:p>
          </table:table-cell>
          <table:table-cell office:value-type="float" office:value="2033449" calcext:value-type="float">
            <text:p>2033449</text:p>
          </table:table-cell>
        </table:table-row>
        <table:table-row table:style-name="ro1">
          <table:table-cell office:value-type="string" calcext:value-type="string">
            <text:p>ykgE</text:p>
          </table:table-cell>
          <table:table-cell office:value-type="float" office:value="321511" calcext:value-type="float">
            <text:p>321511</text:p>
          </table:table-cell>
        </table:table-row>
        <table:table-row table:style-name="ro1">
          <table:table-cell office:value-type="string" calcext:value-type="string">
            <text:p>sdiA</text:p>
          </table:table-cell>
          <table:table-cell office:value-type="float" office:value="1996867" calcext:value-type="float">
            <text:p>1996867</text:p>
          </table:table-cell>
        </table:table-row>
        <table:table-row table:style-name="ro1">
          <table:table-cell office:value-type="string" calcext:value-type="string">
            <text:p>yqhC</text:p>
          </table:table-cell>
          <table:table-cell office:value-type="float" office:value="3155262" calcext:value-type="float">
            <text:p>3155262</text:p>
          </table:table-cell>
        </table:table-row>
        <table:table-row table:style-name="ro1">
          <table:table-cell office:value-type="string" calcext:value-type="string">
            <text:p>yicI</text:p>
          </table:table-cell>
          <table:table-cell office:value-type="float" office:value="3836664" calcext:value-type="float">
            <text:p>3836664</text:p>
          </table:table-cell>
        </table:table-row>
        <table:table-row table:style-name="ro1">
          <table:table-cell office:value-type="string" calcext:value-type="string">
            <text:p>ybjT</text:p>
          </table:table-cell>
          <table:table-cell office:value-type="float" office:value="909320" calcext:value-type="float">
            <text:p>909320</text:p>
          </table:table-cell>
        </table:table-row>
        <table:table-row table:style-name="ro1">
          <table:table-cell office:value-type="string" calcext:value-type="string">
            <text:p>mtgA</text:p>
          </table:table-cell>
          <table:table-cell office:value-type="float" office:value="3350504" calcext:value-type="float">
            <text:p>3350504</text:p>
          </table:table-cell>
        </table:table-row>
        <table:table-row table:style-name="ro1">
          <table:table-cell office:value-type="string" calcext:value-type="string">
            <text:p>aphA</text:p>
          </table:table-cell>
          <table:table-cell office:value-type="float" office:value="4269355" calcext:value-type="float">
            <text:p>4269355</text:p>
          </table:table-cell>
        </table:table-row>
        <table:table-row table:style-name="ro1">
          <table:table-cell office:value-type="string" calcext:value-type="string">
            <text:p>bdcR</text:p>
          </table:table-cell>
          <table:table-cell office:value-type="float" office:value="4474096" calcext:value-type="float">
            <text:p>4474096</text:p>
          </table:table-cell>
        </table:table-row>
        <table:table-row table:style-name="ro1">
          <table:table-cell office:value-type="string" calcext:value-type="string">
            <text:p>yncD</text:p>
          </table:table-cell>
          <table:table-cell office:value-type="float" office:value="1523276" calcext:value-type="float">
            <text:p>1523276</text:p>
          </table:table-cell>
        </table:table-row>
        <table:table-row table:style-name="ro1">
          <table:table-cell office:value-type="string" calcext:value-type="string">
            <text:p>rumB</text:p>
          </table:table-cell>
          <table:table-cell office:value-type="float" office:value="897947" calcext:value-type="float">
            <text:p>897947</text:p>
          </table:table-cell>
        </table:table-row>
        <table:table-row table:style-name="ro1">
          <table:table-cell office:value-type="string" calcext:value-type="string">
            <text:p>yagH</text:p>
          </table:table-cell>
          <table:table-cell office:value-type="float" office:value="285350" calcext:value-type="float">
            <text:p>285350</text:p>
          </table:table-cell>
        </table:table-row>
        <table:table-row table:style-name="ro1">
          <table:table-cell office:value-type="string" calcext:value-type="string">
            <text:p>eco</text:p>
          </table:table-cell>
          <table:table-cell office:value-type="float" office:value="2303851" calcext:value-type="float">
            <text:p>2303851</text:p>
          </table:table-cell>
        </table:table-row>
        <table:table-row table:style-name="ro1">
          <table:table-cell office:value-type="string" calcext:value-type="string">
            <text:p>yfhG</text:p>
          </table:table-cell>
          <table:table-cell office:value-type="float" office:value="2690181" calcext:value-type="float">
            <text:p>2690181</text:p>
          </table:table-cell>
        </table:table-row>
        <table:table-row table:style-name="ro1">
          <table:table-cell office:value-type="string" calcext:value-type="string">
            <text:p>htrB</text:p>
          </table:table-cell>
          <table:table-cell office:value-type="float" office:value="1116709" calcext:value-type="float">
            <text:p>1116709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office:value-type="float" office:value="2876547" calcext:value-type="float">
            <text:p>2876547</text:p>
          </table:table-cell>
        </table:table-row>
        <table:table-row table:style-name="ro1">
          <table:table-cell office:value-type="string" calcext:value-type="string">
            <text:p>ygjP</text:p>
          </table:table-cell>
          <table:table-cell office:value-type="float" office:value="3235915" calcext:value-type="float">
            <text:p>3235915</text:p>
          </table:table-cell>
        </table:table-row>
        <table:table-row table:style-name="ro1">
          <table:table-cell office:value-type="string" calcext:value-type="string">
            <text:p>yedK</text:p>
          </table:table-cell>
          <table:table-cell office:value-type="float" office:value="2009866" calcext:value-type="float">
            <text:p>2009866</text:p>
          </table:table-cell>
        </table:table-row>
        <table:table-row table:style-name="ro1">
          <table:table-cell office:value-type="string" calcext:value-type="string">
            <text:p>holC</text:p>
          </table:table-cell>
          <table:table-cell office:value-type="float" office:value="4484273" calcext:value-type="float">
            <text:p>4484273</text:p>
          </table:table-cell>
        </table:table-row>
        <table:table-row table:style-name="ro1">
          <table:table-cell office:value-type="string" calcext:value-type="string">
            <text:p>aegA</text:p>
          </table:table-cell>
          <table:table-cell office:value-type="float" office:value="2585570" calcext:value-type="float">
            <text:p>2585570</text:p>
          </table:table-cell>
        </table:table-row>
        <table:table-row table:style-name="ro1">
          <table:table-cell office:value-type="string" calcext:value-type="string">
            <text:p>rapA</text:p>
          </table:table-cell>
          <table:table-cell office:value-type="float" office:value="63358" calcext:value-type="float">
            <text:p>63358</text:p>
          </table:table-cell>
        </table:table-row>
        <table:table-row table:style-name="ro1">
          <table:table-cell office:value-type="string" calcext:value-type="string">
            <text:p>dusC</text:p>
          </table:table-cell>
          <table:table-cell office:value-type="float" office:value="2230395" calcext:value-type="float">
            <text:p>2230395</text:p>
          </table:table-cell>
        </table:table-row>
        <table:table-row table:style-name="ro1">
          <table:table-cell office:value-type="string" calcext:value-type="string">
            <text:p>fdhE</text:p>
          </table:table-cell>
          <table:table-cell office:value-type="float" office:value="4081359" calcext:value-type="float">
            <text:p>4081359</text:p>
          </table:table-cell>
        </table:table-row>
        <table:table-row table:style-name="ro1">
          <table:table-cell office:value-type="string" calcext:value-type="string">
            <text:p>dnaE</text:p>
          </table:table-cell>
          <table:table-cell office:value-type="float" office:value="197026" calcext:value-type="float">
            <text:p>197026</text:p>
          </table:table-cell>
        </table:table-row>
        <table:table-row table:style-name="ro1">
          <table:table-cell office:value-type="string" calcext:value-type="string">
            <text:p>ycgB</text:p>
          </table:table-cell>
          <table:table-cell office:value-type="float" office:value="1237285" calcext:value-type="float">
            <text:p>1237285</text:p>
          </table:table-cell>
        </table:table-row>
        <table:table-row table:style-name="ro1">
          <table:table-cell office:value-type="string" calcext:value-type="string">
            <text:p>yehS</text:p>
          </table:table-cell>
          <table:table-cell office:value-type="float" office:value="2212241" calcext:value-type="float">
            <text:p>2212241</text:p>
          </table:table-cell>
        </table:table-row>
        <table:table-row table:style-name="ro1">
          <table:table-cell office:value-type="string" calcext:value-type="string">
            <text:p>yeiQ</text:p>
          </table:table-cell>
          <table:table-cell office:value-type="float" office:value="2266214" calcext:value-type="float">
            <text:p>2266214</text:p>
          </table:table-cell>
        </table:table-row>
        <table:table-row table:style-name="ro1">
          <table:table-cell office:value-type="string" calcext:value-type="string">
            <text:p>ydhO</text:p>
          </table:table-cell>
          <table:table-cell office:value-type="float" office:value="1734357" calcext:value-type="float">
            <text:p>1734357</text:p>
          </table:table-cell>
        </table:table-row>
        <table:table-row table:style-name="ro1">
          <table:table-cell office:value-type="string" calcext:value-type="string">
            <text:p>hslU</text:p>
          </table:table-cell>
          <table:table-cell office:value-type="float" office:value="4122354" calcext:value-type="float">
            <text:p>4122354</text:p>
          </table:table-cell>
        </table:table-row>
        <table:table-row table:style-name="ro1">
          <table:table-cell office:value-type="string" calcext:value-type="string">
            <text:p>ymgG</text:p>
          </table:table-cell>
          <table:table-cell office:value-type="float" office:value="1223097" calcext:value-type="float">
            <text:p>1223097</text:p>
          </table:table-cell>
        </table:table-row>
        <table:table-row table:style-name="ro1">
          <table:table-cell office:value-type="string" calcext:value-type="string">
            <text:p>rlmA</text:p>
          </table:table-cell>
          <table:table-cell office:value-type="float" office:value="1907086" calcext:value-type="float">
            <text:p>1907086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794644" calcext:value-type="float">
            <text:p>794644</text:p>
          </table:table-cell>
        </table:table-row>
        <table:table-row table:style-name="ro1">
          <table:table-cell office:value-type="string" calcext:value-type="string">
            <text:p>ycbZ</text:p>
          </table:table-cell>
          <table:table-cell office:value-type="float" office:value="1018330" calcext:value-type="float">
            <text:p>1018330</text:p>
          </table:table-cell>
        </table:table-row>
        <table:table-row table:style-name="ro1">
          <table:table-cell office:value-type="string" calcext:value-type="string">
            <text:p>yajL</text:p>
          </table:table-cell>
          <table:table-cell office:value-type="float" office:value="443748" calcext:value-type="float">
            <text:p>443748</text:p>
          </table:table-cell>
        </table:table-row>
        <table:table-row table:style-name="ro1">
          <table:table-cell office:value-type="string" calcext:value-type="string">
            <text:p>yecE</text:p>
          </table:table-cell>
          <table:table-cell office:value-type="float" office:value="1950778" calcext:value-type="float">
            <text:p>1950778</text:p>
          </table:table-cell>
        </table:table-row>
        <table:table-row table:style-name="ro1">
          <table:table-cell office:value-type="string" calcext:value-type="string">
            <text:p>ybiP</text:p>
          </table:table-cell>
          <table:table-cell office:value-type="float" office:value="904523" calcext:value-type="float">
            <text:p>904523</text:p>
          </table:table-cell>
        </table:table-row>
        <table:table-row table:style-name="ro1">
          <table:table-cell office:value-type="string" calcext:value-type="string">
            <text:p>ybjL</text:p>
          </table:table-cell>
          <table:table-cell office:value-type="float" office:value="889945" calcext:value-type="float">
            <text:p>889945</text:p>
          </table:table-cell>
        </table:table-row>
        <table:table-row table:style-name="ro1">
          <table:table-cell office:value-type="string" calcext:value-type="string">
            <text:p>ygdH</text:p>
          </table:table-cell>
          <table:table-cell office:value-type="float" office:value="2926272" calcext:value-type="float">
            <text:p>2926272</text:p>
          </table:table-cell>
        </table:table-row>
        <table:table-row table:style-name="ro1">
          <table:table-cell office:value-type="string" calcext:value-type="string">
            <text:p>pcm</text:p>
          </table:table-cell>
          <table:table-cell office:value-type="float" office:value="2870686" calcext:value-type="float">
            <text:p>2870686</text:p>
          </table:table-cell>
        </table:table-row>
        <table:table-row table:style-name="ro1">
          <table:table-cell office:value-type="string" calcext:value-type="string">
            <text:p>rcsF</text:p>
          </table:table-cell>
          <table:table-cell office:value-type="float" office:value="220022" calcext:value-type="float">
            <text:p>220022</text:p>
          </table:table-cell>
        </table:table-row>
        <table:table-row table:style-name="ro1">
          <table:table-cell office:value-type="string" calcext:value-type="string">
            <text:p>sbcB</text:p>
          </table:table-cell>
          <table:table-cell office:value-type="float" office:value="2082728" calcext:value-type="float">
            <text:p>2082728</text:p>
          </table:table-cell>
        </table:table-row>
        <table:table-row table:style-name="ro1">
          <table:table-cell office:value-type="string" calcext:value-type="string">
            <text:p>ygeR</text:p>
          </table:table-cell>
          <table:table-cell office:value-type="float" office:value="2999918" calcext:value-type="float">
            <text:p>2999918</text:p>
          </table:table-cell>
        </table:table-row>
        <table:table-row table:style-name="ro1">
          <table:table-cell office:value-type="string" calcext:value-type="string">
            <text:p>mscK</text:p>
          </table:table-cell>
          <table:table-cell office:value-type="float" office:value="486492" calcext:value-type="float">
            <text:p>486492</text:p>
          </table:table-cell>
        </table:table-row>
        <table:table-row table:style-name="ro1">
          <table:table-cell office:value-type="string" calcext:value-type="string">
            <text:p>mscS</text:p>
          </table:table-cell>
          <table:table-cell office:value-type="float" office:value="3069871" calcext:value-type="float">
            <text:p>3069871</text:p>
          </table:table-cell>
        </table:table-row>
        <table:table-row table:style-name="ro1">
          <table:table-cell office:value-type="string" calcext:value-type="string">
            <text:p>ynaI</text:p>
          </table:table-cell>
          <table:table-cell office:value-type="float" office:value="1395973" calcext:value-type="float">
            <text:p>1395973</text:p>
          </table:table-cell>
        </table:table-row>
        <table:table-row table:style-name="ro1">
          <table:table-cell office:value-type="string" calcext:value-type="string">
            <text:p>ybdG</text:p>
          </table:table-cell>
          <table:table-cell office:value-type="float" office:value="604684" calcext:value-type="float">
            <text:p>604684</text:p>
          </table:table-cell>
        </table:table-row>
        <table:table-row table:style-name="ro1">
          <table:table-cell office:value-type="string" calcext:value-type="string">
            <text:p>hicB</text:p>
          </table:table-cell>
          <table:table-cell office:value-type="float" office:value="1509221" calcext:value-type="float">
            <text:p>1509221</text:p>
          </table:table-cell>
        </table:table-row>
        <table:table-row table:style-name="ro1">
          <table:table-cell office:value-type="string" calcext:value-type="string">
            <text:p>arcB</text:p>
          </table:table-cell>
          <table:table-cell office:value-type="float" office:value="3353049" calcext:value-type="float">
            <text:p>3353049</text:p>
          </table:table-cell>
        </table:table-row>
        <table:table-row table:style-name="ro1">
          <table:table-cell office:value-type="string" calcext:value-type="string">
            <text:p>minC</text:p>
          </table:table-cell>
          <table:table-cell office:value-type="float" office:value="1226139" calcext:value-type="float">
            <text:p>1226139</text:p>
          </table:table-cell>
        </table:table-row>
        <table:table-row table:style-name="ro1">
          <table:table-cell office:value-type="string" calcext:value-type="string">
            <text:p>ybeZ</text:p>
          </table:table-cell>
          <table:table-cell office:value-type="float" office:value="693469" calcext:value-type="float">
            <text:p>693469</text:p>
          </table:table-cell>
        </table:table-row>
        <table:table-row table:style-name="ro1">
          <table:table-cell office:value-type="string" calcext:value-type="string">
            <text:p>ydjA</text:p>
          </table:table-cell>
          <table:table-cell office:value-type="float" office:value="1848700" calcext:value-type="float">
            <text:p>1848700</text:p>
          </table:table-cell>
        </table:table-row>
        <table:table-row table:style-name="ro1">
          <table:table-cell office:value-type="string" calcext:value-type="string">
            <text:p>yggW</text:p>
          </table:table-cell>
          <table:table-cell office:value-type="float" office:value="3096620" calcext:value-type="float">
            <text:p>3096620</text:p>
          </table:table-cell>
        </table:table-row>
        <table:table-row table:style-name="ro1">
          <table:table-cell office:value-type="string" calcext:value-type="string">
            <text:p>acuI</text:p>
          </table:table-cell>
          <table:table-cell office:value-type="float" office:value="3403446" calcext:value-type="float">
            <text:p>3403446</text:p>
          </table:table-cell>
        </table:table-row>
        <table:table-row table:style-name="ro1">
          <table:table-cell office:value-type="string" calcext:value-type="string">
            <text:p>yehU</text:p>
          </table:table-cell>
          <table:table-cell office:value-type="float" office:value="2214673" calcext:value-type="float">
            <text:p>2214673</text:p>
          </table:table-cell>
        </table:table-row>
        <table:table-row table:style-name="ro1">
          <table:table-cell office:value-type="string" calcext:value-type="string">
            <text:p>yehT</text:p>
          </table:table-cell>
          <table:table-cell office:value-type="float" office:value="2212969" calcext:value-type="float">
            <text:p>2212969</text:p>
          </table:table-cell>
        </table:table-row>
        <table:table-row table:style-name="ro1">
          <table:table-cell office:value-type="string" calcext:value-type="string">
            <text:p>ybiO</text:p>
          </table:table-cell>
          <table:table-cell office:value-type="float" office:value="845736" calcext:value-type="float">
            <text:p>845736</text:p>
          </table:table-cell>
        </table:table-row>
        <table:table-row table:style-name="ro1">
          <table:table-cell office:value-type="string" calcext:value-type="string">
            <text:p>mscL</text:p>
          </table:table-cell>
          <table:table-cell office:value-type="float" office:value="3438001" calcext:value-type="float">
            <text:p>3438001</text:p>
          </table:table-cell>
        </table:table-row>
        <table:table-row table:style-name="ro1">
          <table:table-cell office:value-type="string" calcext:value-type="string">
            <text:p>zapB</text:p>
          </table:table-cell>
          <table:table-cell office:value-type="float" office:value="4118427" calcext:value-type="float">
            <text:p>4118427</text:p>
          </table:table-cell>
        </table:table-row>
        <table:table-row table:style-name="ro1">
          <table:table-cell office:value-type="string" calcext:value-type="string">
            <text:p>WaaA-coaD</text:p>
          </table:table-cell>
          <table:table-cell office:value-type="float" office:value="3808516" calcext:value-type="float">
            <text:p>3808516</text:p>
          </table:table-cell>
        </table:table-row>
        <table:table-row table:style-name="ro1">
          <table:table-cell office:value-type="string" calcext:value-type="string">
            <text:p>coaA</text:p>
          </table:table-cell>
          <table:table-cell office:value-type="float" office:value="4175107" calcext:value-type="float">
            <text:p>4175107</text:p>
          </table:table-cell>
        </table:table-row>
        <table:table-row table:style-name="ro1">
          <table:table-cell office:value-type="string" calcext:value-type="string">
            <text:p>yjjJ</text:p>
          </table:table-cell>
          <table:table-cell office:value-type="float" office:value="4621716" calcext:value-type="float">
            <text:p>4621716</text:p>
          </table:table-cell>
        </table:table-row>
        <table:table-row table:style-name="ro1">
          <table:table-cell office:value-type="string" calcext:value-type="string">
            <text:p>groSL</text:p>
          </table:table-cell>
          <table:table-cell office:value-type="float" office:value="4370616" calcext:value-type="float">
            <text:p>4370616</text:p>
          </table:table-cell>
        </table:table-row>
        <table:table-row table:style-name="ro1">
          <table:table-cell office:value-type="string" calcext:value-type="string">
            <text:p>pyrLBI</text:p>
          </table:table-cell>
          <table:table-cell office:value-type="float" office:value="4472553" calcext:value-type="float">
            <text:p>4472553</text:p>
          </table:table-cell>
        </table:table-row>
        <table:table-row table:style-name="ro1">
          <table:table-cell office:value-type="string" calcext:value-type="string">
            <text:p>rplKAJL-rpoBC</text:p>
          </table:table-cell>
          <table:table-cell office:value-type="float" office:value="4178354" calcext:value-type="float">
            <text:p>4178354</text:p>
          </table:table-cell>
        </table:table-row>
        <table:table-row table:style-name="ro1">
          <table:table-cell office:value-type="string" calcext:value-type="string">
            <text:p>yodB</text:p>
          </table:table-cell>
          <table:table-cell office:value-type="float" office:value="2042294" calcext:value-type="float">
            <text:p>2042294</text:p>
          </table:table-cell>
        </table:table-row>
        <table:table-row table:style-name="ro1">
          <table:table-cell office:value-type="string" calcext:value-type="string">
            <text:p>atpIBEFHAGDC</text:p>
          </table:table-cell>
          <table:table-cell office:value-type="float" office:value="3922525" calcext:value-type="float">
            <text:p>3922525</text:p>
          </table:table-cell>
        </table:table-row>
        <table:table-row table:style-name="ro1">
          <table:table-cell office:value-type="string" calcext:value-type="string">
            <text:p>msyB</text:p>
          </table:table-cell>
          <table:table-cell office:value-type="float" office:value="1114213" calcext:value-type="float">
            <text:p>1114213</text:p>
          </table:table-cell>
        </table:table-row>
        <table:table-row table:style-name="ro1">
          <table:table-cell office:value-type="string" calcext:value-type="string">
            <text:p>ndk</text:p>
          </table:table-cell>
          <table:table-cell office:value-type="float" office:value="2644913" calcext:value-type="float">
            <text:p>2644913</text:p>
          </table:table-cell>
        </table:table-row>
        <table:table-row table:style-name="ro1">
          <table:table-cell office:value-type="string" calcext:value-type="string">
            <text:p>thrLABC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tig</text:p>
          </table:table-cell>
          <table:table-cell office:value-type="float" office:value="455077" calcext:value-type="float">
            <text:p>455077</text:p>
          </table:table-cell>
        </table:table-row>
        <table:table-row table:style-name="ro1">
          <table:table-cell office:value-type="string" calcext:value-type="string">
            <text:p>tff-rpsB-tsf</text:p>
          </table:table-cell>
          <table:table-cell office:value-type="float" office:value="189712" calcext:value-type="float">
            <text:p>189712</text:p>
          </table:table-cell>
        </table:table-row>
        <table:table-row table:style-name="ro1">
          <table:table-cell office:value-type="string" calcext:value-type="string">
            <text:p>maoP</text:p>
          </table:table-cell>
          <table:table-cell office:value-type="float" office:value="3948058" calcext:value-type="float">
            <text:p>3948058</text:p>
          </table:table-cell>
        </table:table-row>
        <table:table-row table:style-name="ro1">
          <table:table-cell office:value-type="string" calcext:value-type="string">
            <text:p>poxB</text:p>
          </table:table-cell>
          <table:table-cell office:value-type="float" office:value="911076" calcext:value-type="float">
            <text:p>911076</text:p>
          </table:table-cell>
        </table:table-row>
        <table:table-row table:style-name="ro1">
          <table:table-cell office:value-type="string" calcext:value-type="string">
            <text:p>rspA</text:p>
          </table:table-cell>
          <table:table-cell office:value-type="float" office:value="1655186" calcext:value-type="float">
            <text:p>1655186</text:p>
          </table:table-cell>
        </table:table-row>
        <table:table-row table:style-name="ro1">
          <table:table-cell office:value-type="string" calcext:value-type="string">
            <text:p>mscM</text:p>
          </table:table-cell>
          <table:table-cell office:value-type="float" office:value="4390638" calcext:value-type="float">
            <text:p>4390638</text:p>
          </table:table-cell>
        </table:table-row>
        <table:table-row table:style-name="ro1">
          <table:table-cell office:value-type="string" calcext:value-type="string">
            <text:p>arcA</text:p>
          </table:table-cell>
          <table:table-cell office:value-type="float" office:value="4640508" calcext:value-type="float">
            <text:p>4640508</text:p>
          </table:table-cell>
        </table:table-row>
        <table:table-row table:style-name="ro1">
          <table:table-cell office:value-type="string" calcext:value-type="string">
            <text:p>tar</text:p>
          </table:table-cell>
          <table:table-cell office:value-type="float" office:value="1972716" calcext:value-type="float">
            <text:p>1972716</text:p>
          </table:table-cell>
        </table:table-row>
        <table:table-row table:style-name="ro1">
          <table:table-cell office:value-type="string" calcext:value-type="string">
            <text:p>dpiBA</text:p>
          </table:table-cell>
          <table:table-cell office:value-type="float" office:value="652172" calcext:value-type="float">
            <text:p>652172</text:p>
          </table:table-cell>
        </table:table-row>
        <table:table-row table:style-name="ro1">
          <table:table-cell office:value-type="string" calcext:value-type="string">
            <text:p>araAB</text:p>
          </table:table-cell>
          <table:table-cell office:value-type="float" office:value="70075" calcext:value-type="float">
            <text:p>70075</text:p>
          </table:table-cell>
        </table:table-row>
        <table:table-row table:style-name="ro1">
          <table:table-cell office:value-type="string" calcext:value-type="string">
            <text:p>araC</text:p>
          </table:table-cell>
          <table:table-cell office:value-type="float" office:value="70241" calcext:value-type="float">
            <text:p>70241</text:p>
          </table:table-cell>
        </table:table-row>
        <table:table-row table:style-name="ro1">
          <table:table-cell office:value-type="string" calcext:value-type="string">
            <text:p>xylF</text:p>
          </table:table-cell>
          <table:table-cell office:value-type="float" office:value="3731069" calcext:value-type="float">
            <text:p>3731069</text:p>
          </table:table-cell>
        </table:table-row>
        <table:table-row table:style-name="ro1">
          <table:table-cell office:value-type="string" calcext:value-type="string">
            <text:p>xylA</text:p>
          </table:table-cell>
          <table:table-cell office:value-type="float" office:value="3730807" calcext:value-type="float">
            <text:p>3730807</text:p>
          </table:table-cell>
        </table:table-row>
        <table:table-row table:style-name="ro1">
          <table:table-cell office:value-type="string" calcext:value-type="string">
            <text:p>dicA</text:p>
          </table:table-cell>
          <table:table-cell office:value-type="float" office:value="1647979" calcext:value-type="float">
            <text:p>1647979</text:p>
          </table:table-cell>
        </table:table-row>
        <table:table-row table:style-name="ro1">
          <table:table-cell office:value-type="string" calcext:value-type="string">
            <text:p>dicC</text:p>
          </table:table-cell>
          <table:table-cell office:value-type="float" office:value="1647876" calcext:value-type="float">
            <text:p>1647876</text:p>
          </table:table-cell>
        </table:table-row>
        <table:table-row table:style-name="ro1">
          <table:table-cell office:value-type="string" calcext:value-type="string">
            <text:p>dicB</text:p>
          </table:table-cell>
          <table:table-cell office:value-type="float" office:value="1649597" calcext:value-type="float">
            <text:p>1649597</text:p>
          </table:table-cell>
        </table:table-row>
        <table:table-row table:style-name="ro1">
          <table:table-cell office:value-type="string" calcext:value-type="string">
            <text:p>ompR</text:p>
          </table:table-cell>
          <table:table-cell office:value-type="float" office:value="3536707" calcext:value-type="float">
            <text:p>3536707</text:p>
          </table:table-cell>
        </table:table-row>
        <table:table-row table:style-name="ro1">
          <table:table-cell office:value-type="string" calcext:value-type="string">
            <text:p>xapAB</text:p>
          </table:table-cell>
          <table:table-cell office:value-type="float" office:value="2524910" calcext:value-type="float">
            <text:p>2524910</text:p>
          </table:table-cell>
        </table:table-row>
        <table:table-row table:style-name="ro1">
          <table:table-cell office:value-type="string" calcext:value-type="string">
            <text:p>ilvC</text:p>
          </table:table-cell>
          <table:table-cell office:value-type="float" office:value="3957912" calcext:value-type="float">
            <text:p>3957912</text:p>
          </table:table-cell>
        </table:table-row>
        <table:table-row table:style-name="ro1">
          <table:table-cell office:value-type="string" calcext:value-type="string">
            <text:p>asnA</text:p>
          </table:table-cell>
          <table:table-cell office:value-type="float" office:value="3927129" calcext:value-type="float">
            <text:p>3927129</text:p>
          </table:table-cell>
        </table:table-row>
        <table:table-row table:style-name="ro1">
          <table:table-cell office:value-type="string" calcext:value-type="string">
            <text:p>idnK</text:p>
          </table:table-cell>
          <table:table-cell office:value-type="float" office:value="4494597" calcext:value-type="float">
            <text:p>4494597</text:p>
          </table:table-cell>
        </table:table-row>
        <table:table-row table:style-name="ro1">
          <table:table-cell office:value-type="string" calcext:value-type="string">
            <text:p>dinJ</text:p>
          </table:table-cell>
          <table:table-cell office:value-type="float" office:value="246533" calcext:value-type="float">
            <text:p>246533</text:p>
          </table:table-cell>
        </table:table-row>
        <table:table-row table:style-name="ro1">
          <table:table-cell office:value-type="string" calcext:value-type="string">
            <text:p>yjiY</text:p>
          </table:table-cell>
          <table:table-cell office:value-type="float" office:value="4591397" calcext:value-type="float">
            <text:p>4591397</text:p>
          </table:table-cell>
        </table:table-row>
        <table:table-row table:style-name="ro1">
          <table:table-cell office:value-type="string" calcext:value-type="string">
            <text:p>motAB-cheAW</text:p>
          </table:table-cell>
          <table:table-cell office:value-type="float" office:value="1977302" calcext:value-type="float">
            <text:p>1977302</text:p>
          </table:table-cell>
        </table:table-row>
        <table:table-row table:style-name="ro1">
          <table:table-cell office:value-type="string" calcext:value-type="string">
            <text:p>ftsK</text:p>
          </table:table-cell>
          <table:table-cell office:value-type="float" office:value="933138" calcext:value-type="float">
            <text:p>933138</text:p>
          </table:table-cell>
        </table:table-row>
        <table:table-row table:style-name="ro1">
          <table:table-cell office:value-type="string" calcext:value-type="string">
            <text:p>cra</text:p>
          </table:table-cell>
          <table:table-cell office:value-type="float" office:value="87969" calcext:value-type="float">
            <text:p>87969</text:p>
          </table:table-cell>
        </table:table-row>
        <table:table-row table:style-name="ro1">
          <table:table-cell office:value-type="string" calcext:value-type="string">
            <text:p>uvrD</text:p>
          </table:table-cell>
          <table:table-cell office:value-type="float" office:value="3997907" calcext:value-type="float">
            <text:p>3997907</text:p>
          </table:table-cell>
        </table:table-row>
        <table:table-row table:style-name="ro1">
          <table:table-cell office:value-type="string" calcext:value-type="string">
            <text:p>adiY</text:p>
          </table:table-cell>
          <table:table-cell office:value-type="float" office:value="4338042" calcext:value-type="float">
            <text:p>4338042</text:p>
          </table:table-cell>
        </table:table-row>
        <table:table-row table:style-name="ro1">
          <table:table-cell office:value-type="string" calcext:value-type="string">
            <text:p>znuCB</text:p>
          </table:table-cell>
          <table:table-cell office:value-type="float" office:value="1942634" calcext:value-type="float">
            <text:p>1942634</text:p>
          </table:table-cell>
        </table:table-row>
        <table:table-row table:style-name="ro1">
          <table:table-cell office:value-type="string" calcext:value-type="string">
            <text:p>znuA</text:p>
          </table:table-cell>
          <table:table-cell office:value-type="float" office:value="1942661" calcext:value-type="float">
            <text:p>1942661</text:p>
          </table:table-cell>
        </table:table-row>
        <table:table-row table:style-name="ro1">
          <table:table-cell office:value-type="string" calcext:value-type="string">
            <text:p>zupT</text:p>
          </table:table-cell>
          <table:table-cell office:value-type="float" office:value="3182433" calcext:value-type="float">
            <text:p>3182433</text:p>
          </table:table-cell>
        </table:table-row>
        <table:table-row table:style-name="ro1">
          <table:table-cell office:value-type="string" calcext:value-type="string">
            <text:p>pitA</text:p>
          </table:table-cell>
          <table:table-cell office:value-type="float" office:value="3637612" calcext:value-type="float">
            <text:p>3637612</text:p>
          </table:table-cell>
        </table:table-row>
        <table:table-row table:style-name="ro1">
          <table:table-cell office:value-type="string" calcext:value-type="string">
            <text:p>ecnB</text:p>
          </table:table-cell>
          <table:table-cell office:value-type="float" office:value="4376509" calcext:value-type="float">
            <text:p>4376509</text:p>
          </table:table-cell>
        </table:table-row>
        <table:table-row table:style-name="ro1">
          <table:table-cell office:value-type="string" calcext:value-type="string">
            <text:p>leuABCD</text:p>
          </table:table-cell>
          <table:table-cell office:value-type="float" office:value="83735" calcext:value-type="float">
            <text:p>83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3:36:41.756061375</meta:creation-date>
    <dc:date>2020-06-22T23:37:23.375098752</dc:date>
    <meta:editing-duration>PT41S</meta:editing-duration>
    <meta:editing-cycles>1</meta:editing-cycles>
    <meta:document-statistic meta:table-count="1" meta:cell-count="214" meta:object-count="0"/>
    <meta:generator>LibreOffice/5.1.6.2$Linux_X86_64 LibreOffice_project/10m0$Build-2</meta:generator>
  </office:meta>
</office:document-meta>
</file>